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draw:fill-color="#ff99cc" draw:textarea-horizontal-align="justify" draw:textarea-vertical-align="middle" draw:auto-grow-height="false" fo:min-height="15.85cm" fo:min-width="27.2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7.2cm"/>
    </style:style>
    <style:style style:name="gr4" style:family="graphic" style:parent-style-name="standard">
      <style:graphic-properties draw:fill-color="#669933" draw:textarea-horizontal-align="justify" draw:textarea-vertical-align="middle" draw:auto-grow-height="false" fo:min-height="0.55cm" fo:min-width="27.2cm"/>
    </style:style>
    <style:style style:name="P1" style:family="paragraph">
      <style:paragraph-properties fo:text-align="center"/>
    </style:style>
    <style:style style:name="P2" style:family="paragraph">
      <loext:graphic-properties draw:fill-color="#ff99cc"/>
      <style:paragraph-properties fo:text-align="center"/>
    </style:style>
    <style:style style:name="P3" style:family="paragraph">
      <loext:graphic-properties draw:fill-color="#6699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19cm" svg:x="1cm" svg:y="1cm">
          <text:p text:style-name="P1"/>
          <text:p text:style-name="P1"/>
          <text:p text:style-name="P1"/>
          <text:p text:style-name="P1"/>
          <text:p text:style-name="P1"/>
          <text:p text:style-name="P1">Ants Simulato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IP : &lt;Entry&gt;</text:p>
          <text:p text:style-name="P1">Port : &lt;Entry&gt;</text:p>
          <text:p text:style-name="P1"/>
          <text:p text:style-name="P1"/>
          <text:p text:style-name="P1"/>
          <text:p text:style-name="P1"/>
          <text:p text:style-name="P1"/>
          <text:p text:style-name="P1">&lt;Bouton&gt;Se connecter&lt;/Bouton&gt;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" draw:text-style-name="P2" draw:layer="layout" svg:width="27.7cm" svg:height="16.1cm" svg:x="1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7cm" svg:height="2.5cm" svg:x="1cm" svg:y="1.4cm">
          <text:p text:style-name="P1">&lt;button&gt;Nid&lt;/button&gt; &lt;button&gt;Ressource&lt;/button&gt; &lt;button&gt;Mur&lt;/button&gt;<text:tab/>&lt;button&gt;Pret&lt;/button&gt;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7.7cm" svg:height="0.8cm" svg:x="1cm" svg:y="1cm">
          <text:p text:style-name="P1">&lt;menu&gt;File&lt;/menu&gt; &lt;menu&gt;Edit&lt;/menu&gt; 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2T14:09:09.085059858</meta:creation-date>
    <dc:date>2021-04-12T15:57:00.194018698</dc:date>
    <meta:editing-duration>PT6M50S</meta:editing-duration>
    <meta:editing-cycles>1</meta:editing-cycles>
    <meta:document-statistic meta:object-count="4"/>
    <meta:generator>LibreOffice/5.1.6.2$Linux_X86_64 LibreOffice_project/10m0$Build-2</meta:generator>
  </office:meta>
</office:document-meta>
</file>